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dcdf"/>
    </style:style>
    <style:style style:name="P2" style:family="paragraph" style:parent-style-name="Standard">
      <style:paragraph-properties fo:text-align="start" style:justify-single-word="false"/>
      <style:text-properties officeooo:paragraph-rsid="0019dcdf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9dcd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dcdf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9dcdf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9dcd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435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9dcdf"/>
    </style:style>
    <style:style style:name="T5" style:family="text">
      <style:text-properties style:text-position="0% 100%" officeooo:rsid="001b1311"/>
    </style:style>
    <style:style style:name="T6" style:family="text">
      <style:text-properties officeooo:rsid="0019dc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441770324863651845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1735052315647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</text:span><text:span text:style-name="T4">6</text:span><text:span text:style-name="T3">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3429321308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<text:span text:style-name="T6">10</text:span>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5247482928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</text:span><text:span text:style-name="T4">4</text:span><text:span text:style-name="T3">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4774681510" text:continue-numbering="true" text:style-name="L1">
        <text:list-item>
          <text:p text:style-name="P5">A car is driving on Lee Trevino at 20 m/s when the driver sees a red light. <text:s/>The driver slows the car to a stop over the next <text:span text:style-name="T6">9</text:span>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4827738258" text:continue-numbering="true" text:style-name="L1">
        <text:list-item>
          <text:p text:style-name="P5"><text:soft-page-break/>A Lauren is walking at <text:span text:style-name="T6">3</text:span>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5149983813" text:continue-numbering="true" text:style-name="L1">
        <text:list-item>
          <text:p text:style-name="P5">A plane is traveling 2<text:span text:style-name="T6">0</text:span>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01735387954816" text:continue-numbering="true" text:style-name="L1">
        <text:list-item>
          <text:p text:style-name="P5">Elijah is driving a car with a top acceleration of 1<text:span text:style-name="T6">1</text:span>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1734165680374" text:continue-numbering="true" text:style-name="L1">
        <text:list-item>
          <text:p text:style-name="P6"><text:span text:style-name="T3">Celina is marching forward at a speed of </text:span><text:span text:style-name="T4">2</text:span><text:span text:style-name="T3"> m/s when she starts to march backward at a speed of </text:span><text:span text:style-name="T5">2</text:span><text:span text:style-name="T3">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5-09-28T20:17:33.210091707" text:date-adjust="PT24H00M00S">09/2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32.437996378</meta:creation-date>
    <meta:editing-duration>PT1M5S</meta:editing-duration>
    <meta:editing-cycles>4</meta:editing-cycles>
    <meta:generator>LibreOffice/4.3.7.2$Linux_X86_64 LibreOffice_project/430$Build-2</meta:generator>
    <meta:initial-creator>Jonas Williamson</meta:initial-creator>
    <dc:date>2015-09-28T20:17:33.130118125</dc:date>
    <meta:document-statistic meta:table-count="0" meta:image-count="2" meta:object-count="0" meta:page-count="2" meta:paragraph-count="12" meta:word-count="326" meta:character-count="1677" meta:non-whitespace-character-count="1323"/>
  </office:meta>
</office:document-meta>
</file>